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vertical-align="middle" fo:min-height="0.712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vertical-align="middle" fo:min-height="0.589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948cm" fo:min-width="6.19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0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91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531cm" svg:height="1.557cm" svg:x="0.244cm" svg:y="0.164cm">
          <draw:text-box>
            <text:p text:style-name="P1"><text:span text:style-name="T1">maquina1: MaquinaBilhetes</text:span></text:p>
          </draw:text-box>
        </draw:frame>
        <draw:frame draw:style-name="gr2" draw:text-style-name="P2" draw:layer="layout" svg:width="1.963cm" svg:height="0.891cm" svg:x="4.45cm" svg:y="1.909cm">
          <draw:text-box>
            <text:p text:style-name="P1"><text:span text:style-name="T2"/></text:p>
          </draw:text-box>
        </draw:frame>
        <draw:frame draw:style-name="gr2" draw:text-style-name="P2" draw:layer="layout" svg:width="2cm" svg:height="0.891cm" svg:x="4.4cm" svg:y="3.14cm">
          <draw:text-box>
            <text:p text:style-name="P1"><text:span text:style-name="T2"/></text:p>
          </draw:text-box>
        </draw:frame>
        <draw:frame draw:style-name="gr2" draw:text-style-name="P2" draw:layer="layout" svg:width="2cm" svg:height="0.891cm" svg:x="4.4cm" svg:y="4.371cm">
          <draw:text-box>
            <text:p text:style-name="P1"><text:span text:style-name="T2"/></text:p>
          </draw:text-box>
        </draw:frame>
        <draw:custom-shape draw:style-name="gr3" draw:text-style-name="P3" draw:layer="layout" svg:width="6.75cm" svg:height="5.25cm" svg:x="0.15cm" svg:y="0.2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572cm" svg:height="0.839cm" svg:x="1.1cm" svg:y="1.897cm">
          <draw:text-box>
            <text:p><text:span text:style-name="T2">preco</text:span></text:p>
          </draw:text-box>
        </draw:frame>
        <draw:frame draw:style-name="gr5" draw:text-style-name="P4" draw:layer="layout" svg:width="2.691cm" svg:height="0.839cm" svg:x="1.101cm" svg:y="4.4cm">
          <draw:text-box>
            <text:p><text:span text:style-name="T2">total</text:span></text:p>
          </draw:text-box>
        </draw:frame>
        <draw:frame draw:style-name="gr5" draw:text-style-name="P4" draw:layer="layout" svg:width="2.691cm" svg:height="0.839cm" svg:x="1.102cm" svg:y="3.201cm">
          <draw:text-box>
            <text:p><text:span text:style-name="T2">saldo</text:span></text:p>
          </draw:text-box>
        </draw:frame>
        <draw:line draw:style-name="gr6" draw:text-style-name="P3" draw:layer="layout" svg:x1="0.15cm" svg:y1="1.7cm" svg:x2="6.9cm" svg:y2="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27T16:19:39.544292187</meta:creation-date>
    <dc:date>2024-03-14T10:24:15.392875358</dc:date>
    <meta:editing-duration>PT18M29S</meta:editing-duration>
    <meta:editing-cycles>3</meta:editing-cycles>
    <meta:generator>LibreOffice/6.0.7.3$Linux_X86_64 LibreOffice_project/00m0$Build-3</meta:generator>
    <meta:document-statistic meta:object-count="9"/>
  </office:meta>
</office:document-meta>
</file>